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12cm" fo:min-width="0.743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cm" fo:min-width="10.1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5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91cm" fo:min-width="0.381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595cm" fo:min-width="0.628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938cm" fo:min-width="1.881cm" fo:padding-top="0.175cm" fo:padding-bottom="0.175cm" fo:padding-left="0.3cm" fo:padding-right="0.3cm" draw:shadow-opacity="50%"/>
    </style:style>
    <style:style style:name="gr1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29cm" fo:min-width="2.601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7" style:family="graphic" style:parent-style-name="standard">
      <style:graphic-properties draw:stroke="none" draw:fill="none" fo:min-height="0.913cm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938cm" fo:min-width="1.358cm" fo:padding-top="0.175cm" fo:padding-bottom="0.175cm" fo:padding-left="0.3cm" fo:padding-right="0.3cm" draw:shadow-opacity="50%"/>
    </style:style>
    <style:style style:name="gr20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cm" fo:min-width="7.426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27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4cm" draw:shadow-opacity="50%"/>
    </style:style>
    <style:style style:name="gr28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938cm" fo:min-width="1.063cm" fo:padding-top="0.175cm" fo:padding-bottom="0.175cm" fo:padding-left="0.3cm" fo:padding-right="0.3cm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2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3333" draw:opacity="50%"/>
      <style:paragraph-properties fo:text-align="center"/>
    </style:style>
    <style:style style:name="P5" style:family="paragraph">
      <loext:graphic-properties draw:fill="solid" draw:fill-color="#666666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8" style:family="paragraph">
      <loext:graphic-properties draw:fill="solid" draw:fill-color="#808080" draw:opacity="50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6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4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8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cm" svg:height="3.618cm" svg:x="12.853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085cm" svg:height="0.962cm" draw:transform="rotate (1.5707963267949) translate (12.9cm 3.9cm)">
          <draw:text-box>
            <text:p>Laser</text:p>
          </draw:text-box>
        </draw:frame>
        <draw:custom-shape draw:style-name="gr3" draw:text-style-name="P3" draw:layer="layout" svg:width="10.7cm" svg:height="5cm" svg:x="14.991cm" svg:y="0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98cm" svg:height="0.962cm" svg:x="17.893cm" svg:y="4.238cm">
          <draw:text-box>
            <text:p>Fiberbench 1</text:p>
          </draw:text-box>
        </draw:frame>
        <draw:custom-shape draw:style-name="gr5" draw:text-style-name="P4" draw:layer="layout" svg:width="2cm" svg:height="2.4cm" svg:x="14.291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5cm" svg:height="2.6cm" draw:transform="rotate (-1.5707963267949) translate (17.791cm 0.8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5" draw:layer="layout" svg:width="0.893cm" svg:height="1.142cm" draw:transform="skewX (0.574911455606932) rotate (0.638266907454326) translate (16.675cm 1.441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6" draw:layer="layout" svg:x1="17.623cm" svg:y1="1.568cm" svg:x2="16.599cm" svg:y2="3.36cm">
          <text:p/>
        </draw:line>
        <draw:custom-shape draw:style-name="gr9" draw:text-style-name="P5" draw:layer="layout" svg:width="0.945cm" svg:height="1.009cm" draw:transform="skewX (0.712617933589285) rotate (0.785398163397448) translate (16.834cm 2.768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6" draw:layer="layout" svg:x1="17.141cm" svg:y1="0.851cm" svg:x2="17.141cm" svg:y2="4.101cm">
          <text:p/>
        </draw:line>
        <draw:frame draw:style-name="gr11" draw:text-style-name="P7" draw:layer="layout" svg:width="1.107cm" svg:height="0.806cm" svg:x="15.284cm" svg:y="2.099cm">
          <draw:text-box>
            <text:p><text:span text:style-name="T1">(1)</text:span></text:p>
          </draw:text-box>
        </draw:frame>
        <draw:ellipse draw:style-name="gr12" draw:text-style-name="P5" draw:layer="layout" svg:width="1.3cm" svg:height="3.2cm" svg:x="16.653cm" svg:y="0.3cm" draw:kind="section" draw:start-angle="35.83" draw:end-angle="91.04">
          <text:p/>
        </draw:ellipse>
        <draw:custom-shape draw:style-name="gr13" draw:text-style-name="P4" draw:layer="layout" svg:width="2.481cm" svg:height="1.288cm" draw:transform="skewX (0.540528469342644) rotate (0.00244346095279206) translate (17.469cm 1.91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2cm" svg:height="2.56cm" draw:transform="rotate (-1.5707963267949) translate (20.538cm 0.846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20.41cm" svg:y1="1.614cm" svg:x2="19.386cm" svg:y2="3.406cm">
          <text:p/>
        </draw:line>
        <draw:line draw:style-name="gr8" draw:text-style-name="P6" draw:layer="layout" svg:x1="20.378cm" svg:y1="1.446cm" svg:x2="19.378cm" svg:y2="3.146cm">
          <text:p/>
        </draw:line>
        <draw:line draw:style-name="gr15" draw:text-style-name="P6" draw:layer="layout" svg:x1="20.478cm" svg:y1="1.746cm" svg:x2="19.478cm" svg:y2="3.546cm">
          <text:p/>
        </draw:line>
        <draw:ellipse draw:style-name="gr16" draw:text-style-name="P8" draw:layer="layout" svg:width="1.3cm" svg:height="3.2cm" svg:x="19.378cm" svg:y="0.246cm" draw:kind="section" draw:start-angle="33.46" draw:end-angle="92.22">
          <text:p/>
        </draw:ellipse>
        <draw:frame draw:style-name="gr17" draw:text-style-name="P9" draw:layer="layout" svg:width="1.086cm" svg:height="1.163cm" svg:x="19.878cm" svg:y="0.383cm">
          <draw:text-box>
            <text:p><text:span text:style-name="T2">ε</text:span></text:p>
          </draw:text-box>
        </draw:frame>
        <draw:frame draw:style-name="gr11" draw:text-style-name="P7" draw:layer="layout" svg:width="1.107cm" svg:height="0.806cm" svg:x="18.072cm" svg:y="2.144cm">
          <draw:text-box>
            <text:p><text:span text:style-name="T1">(2)</text:span></text:p>
          </draw:text-box>
        </draw:frame>
        <draw:line draw:style-name="gr10" draw:text-style-name="P6" draw:layer="layout" svg:x1="19.928cm" svg:y1="0.797cm" svg:x2="19.928cm" svg:y2="4.047cm">
          <text:p/>
        </draw:line>
        <draw:frame draw:style-name="gr18" draw:text-style-name="P10" draw:layer="layout" svg:width="1.1cm" svg:height="0.962cm" svg:x="17.091cm" svg:y="0.5cm">
          <draw:text-box>
            <text:p><text:span text:style-name="T3">ω</text:span></text:p>
          </draw:text-box>
        </draw:frame>
        <draw:custom-shape draw:style-name="gr13" draw:text-style-name="P4" draw:layer="layout" svg:width="2.481cm" svg:height="1.288cm" draw:transform="skewX (0.540528469342644) rotate (0.00244346095279206) translate (20.355cm 1.85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2cm" svg:height="2.56cm" draw:transform="rotate (-1.5707963267949) translate (23.236cm 0.85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23.108cm" svg:y1="1.626cm" svg:x2="22.084cm" svg:y2="3.418cm">
          <text:p/>
        </draw:line>
        <draw:line draw:style-name="gr8" draw:text-style-name="P6" draw:layer="layout" svg:x1="23.076cm" svg:y1="1.458cm" svg:x2="22.076cm" svg:y2="3.158cm">
          <text:p/>
        </draw:line>
        <draw:line draw:style-name="gr15" draw:text-style-name="P6" draw:layer="layout" svg:x1="23.176cm" svg:y1="1.758cm" svg:x2="22.176cm" svg:y2="3.558cm">
          <text:p/>
        </draw:line>
        <draw:ellipse draw:style-name="gr16" draw:text-style-name="P8" draw:layer="layout" svg:width="1.3cm" svg:height="3.2cm" svg:x="22.076cm" svg:y="0.258cm" draw:kind="section" draw:start-angle="33.46" draw:end-angle="92.22">
          <text:p/>
        </draw:ellipse>
        <draw:frame draw:style-name="gr17" draw:text-style-name="P9" draw:layer="layout" svg:width="1.086cm" svg:height="1.163cm" svg:x="22.576cm" svg:y="0.395cm">
          <draw:text-box>
            <text:p><text:span text:style-name="T2">ε</text:span></text:p>
          </draw:text-box>
        </draw:frame>
        <draw:frame draw:style-name="gr11" draw:text-style-name="P7" draw:layer="layout" svg:width="1.107cm" svg:height="0.806cm" svg:x="20.77cm" svg:y="2.156cm">
          <draw:text-box>
            <text:p><text:span text:style-name="T1">(3)</text:span></text:p>
          </draw:text-box>
        </draw:frame>
        <draw:line draw:style-name="gr10" draw:text-style-name="P6" draw:layer="layout" svg:x1="22.626cm" svg:y1="0.809cm" svg:x2="22.626cm" svg:y2="4.059cm">
          <text:p/>
        </draw:line>
        <draw:custom-shape draw:style-name="gr19" draw:text-style-name="P4" draw:layer="layout" svg:width="1.958cm" svg:height="1.288cm" draw:transform="skewX (0.540528469342644) rotate (0.00244346095279206) translate (23.053cm 1.869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7cm" svg:height="3.2cm" svg:x="23.698cm" svg:y="0.8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1" draw:text-style-name="P6" draw:layer="layout" svg:x1="25.198cm" svg:y1="2.541cm" svg:x2="26.398cm" svg:y2="2.541cm">
          <text:p/>
        </draw:line>
        <draw:frame draw:style-name="gr22" draw:text-style-name="P2" draw:layer="layout" svg:width="1.649cm" svg:height="0.962cm" svg:x="26.198cm" svg:y="2.079cm">
          <draw:text-box>
            <text:p><text:span text:style-name="T4">P(ε)</text:span></text:p>
          </draw:text-box>
        </draw:frame>
        <draw:frame draw:style-name="gr23" draw:text-style-name="P7" draw:layer="layout" svg:width="1.107cm" svg:height="1.353cm" svg:x="23.691cm" svg:y="2.139cm">
          <draw:text-box>
            <text:p><text:span text:style-name="T1">(4)</text:span></text:p>
          </draw:text-box>
        </draw:frame>
        <draw:custom-shape draw:style-name="gr24" draw:text-style-name="P1" draw:layer="layout" svg:width="1.9cm" svg:height="3.618cm" svg:x="0.127cm" svg:y="0.62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2.085cm" svg:height="0.962cm" draw:transform="rotate (1.5707963267949) translate (0.174cm 3.924cm)">
          <draw:text-box>
            <text:p>Laser</text:p>
          </draw:text-box>
        </draw:frame>
        <draw:custom-shape draw:style-name="gr25" draw:text-style-name="P3" draw:layer="layout" svg:width="8.026cm" svg:height="5cm" svg:x="2.265cm" svg:y="0.1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98cm" svg:height="0.962cm" svg:x="4.067cm" svg:y="4.262cm">
          <draw:text-box>
            <text:p>Fiberbench 1</text:p>
          </draw:text-box>
        </draw:frame>
        <draw:custom-shape draw:style-name="gr5" draw:text-style-name="P4" draw:layer="layout" svg:width="2cm" svg:height="2.4cm" svg:x="1.565cm" svg:y="1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5cm" svg:height="2.6cm" draw:transform="rotate (-1.5707963267949) translate (5.065cm 0.874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draw:layer="layout" svg:width="0.893cm" svg:height="1.142cm" draw:transform="skewX (0.574911455606932) rotate (0.638266907454326) translate (3.949cm 1.465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6" draw:layer="layout" svg:x1="4.897cm" svg:y1="1.592cm" svg:x2="3.873cm" svg:y2="3.384cm">
          <text:p/>
        </draw:line>
        <draw:custom-shape draw:style-name="gr27" draw:text-style-name="P5" draw:layer="layout" svg:width="0.945cm" svg:height="1.009cm" draw:transform="skewX (0.712617933589285) rotate (0.785398163397448) translate (4.108cm 2.792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6" draw:layer="layout" svg:x1="4.415cm" svg:y1="0.875cm" svg:x2="4.415cm" svg:y2="4.125cm">
          <text:p/>
        </draw:line>
        <draw:frame draw:style-name="gr11" draw:text-style-name="P7" draw:layer="layout" svg:width="1.107cm" svg:height="0.806cm" svg:x="2.558cm" svg:y="2.123cm">
          <draw:text-box>
            <text:p><text:span text:style-name="T1">(1)</text:span></text:p>
          </draw:text-box>
        </draw:frame>
        <draw:ellipse draw:style-name="gr12" draw:text-style-name="P5" draw:layer="layout" svg:width="1.3cm" svg:height="3.2cm" svg:x="3.927cm" svg:y="0.324cm" draw:kind="section" draw:start-angle="35.83" draw:end-angle="91.04">
          <text:p/>
        </draw:ellipse>
        <draw:custom-shape draw:style-name="gr13" draw:text-style-name="P4" draw:layer="layout" svg:width="2.481cm" svg:height="1.288cm" draw:transform="skewX (0.540528469342644) rotate (0.00244346095279206) translate (4.743cm 1.93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2cm" svg:height="2.56cm" draw:transform="rotate (-1.5707963267949) translate (7.812cm 0.87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7.684cm" svg:y1="1.638cm" svg:x2="6.66cm" svg:y2="3.43cm">
          <text:p/>
        </draw:line>
        <draw:line draw:style-name="gr8" draw:text-style-name="P6" draw:layer="layout" svg:x1="7.652cm" svg:y1="1.47cm" svg:x2="6.652cm" svg:y2="3.17cm">
          <text:p/>
        </draw:line>
        <draw:line draw:style-name="gr15" draw:text-style-name="P6" draw:layer="layout" svg:x1="7.752cm" svg:y1="1.77cm" svg:x2="6.752cm" svg:y2="3.57cm">
          <text:p/>
        </draw:line>
        <draw:ellipse draw:style-name="gr16" draw:text-style-name="P8" draw:layer="layout" svg:width="1.3cm" svg:height="3.2cm" svg:x="6.652cm" svg:y="0.27cm" draw:kind="section" draw:start-angle="33.46" draw:end-angle="92.22">
          <text:p/>
        </draw:ellipse>
        <draw:frame draw:style-name="gr17" draw:text-style-name="P9" draw:layer="layout" svg:width="1.086cm" svg:height="1.163cm" svg:x="7.152cm" svg:y="0.407cm">
          <draw:text-box>
            <text:p><text:span text:style-name="T2">ε</text:span></text:p>
          </draw:text-box>
        </draw:frame>
        <draw:frame draw:style-name="gr11" draw:text-style-name="P7" draw:layer="layout" svg:width="1.107cm" svg:height="0.806cm" svg:x="5.346cm" svg:y="2.168cm">
          <draw:text-box>
            <text:p><text:span text:style-name="T1">(2)</text:span></text:p>
          </draw:text-box>
        </draw:frame>
        <draw:line draw:style-name="gr10" draw:text-style-name="P6" draw:layer="layout" svg:x1="7.202cm" svg:y1="0.821cm" svg:x2="7.202cm" svg:y2="4.071cm">
          <text:p/>
        </draw:line>
        <draw:frame draw:style-name="gr18" draw:text-style-name="P10" draw:layer="layout" svg:width="1.1cm" svg:height="0.962cm" svg:x="4.365cm" svg:y="0.524cm">
          <draw:text-box>
            <text:p><text:span text:style-name="T3">ω</text:span></text:p>
          </draw:text-box>
        </draw:frame>
        <draw:custom-shape draw:style-name="gr28" draw:text-style-name="P4" draw:layer="layout" svg:width="1.663cm" svg:height="1.288cm" draw:transform="skewX (0.540528469342644) rotate (0.00244346095279206) translate (7.629cm 1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7cm" svg:height="3.2cm" svg:x="8.172cm" svg:y="0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1" draw:text-style-name="P6" draw:layer="layout" svg:x1="9.672cm" svg:y1="2.565cm" svg:x2="10.872cm" svg:y2="2.565cm">
          <text:p/>
        </draw:line>
        <draw:frame draw:style-name="gr29" draw:text-style-name="P2" draw:layer="layout" svg:width="1.919cm" svg:height="1.772cm" svg:x="10.672cm" svg:y="2.103cm">
          <draw:text-box>
            <text:p><text:span text:style-name="T5">P</text:span><text:span text:style-name="T6">0</text:span><text:span text:style-name="T4">(ε)</text:span></text:p>
          </draw:text-box>
        </draw:frame>
        <draw:frame draw:style-name="gr23" draw:text-style-name="P7" draw:layer="layout" svg:width="1.107cm" svg:height="1.353cm" svg:x="8.165cm" svg:y="2.163cm">
          <draw:text-box>
            <text:p><text:span text:style-name="T1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32:52.557325745</meta:creation-date>
    <dc:date>2020-12-24T11:04:42.848263759</dc:date>
    <meta:editing-duration>PT37M21S</meta:editing-duration>
    <meta:editing-cycles>6</meta:editing-cycles>
    <meta:generator>LibreOffice/6.0.7.3$Linux_X86_64 LibreOffice_project/00m0$Build-3</meta:generator>
    <meta:document-statistic meta:object-count="63"/>
  </office:meta>
</office:document-meta>
</file>